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b18d" officeooo:paragraph-rsid="0012b18d"/>
    </style:style>
    <style:style style:name="P2" style:family="paragraph" style:parent-style-name="Standard">
      <style:paragraph-properties fo:text-align="start" style:justify-single-word="false"/>
      <style:text-properties officeooo:rsid="0012b18d" officeooo:paragraph-rsid="0012b18d"/>
    </style:style>
    <style:style style:name="P3" style:family="paragraph" style:parent-style-name="Standard">
      <style:paragraph-properties fo:text-align="center" style:justify-single-word="false"/>
      <style:text-properties fo:font-size="18pt" officeooo:rsid="0012b18d" officeooo:paragraph-rsid="0012b18d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2b18d" officeooo:paragraph-rsid="0012b18d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7a85b" officeooo:paragraph-rsid="0017a85b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8333f" officeooo:paragraph-rsid="0018333f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cc3e1" officeooo:paragraph-rsid="001cc3e1"/>
    </style:style>
    <style:style style:name="P8" style:family="paragraph" style:parent-style-name="Standard" style:list-style-name="L2">
      <style:paragraph-properties fo:text-align="start" style:justify-single-word="false"/>
      <style:text-properties fo:font-weight="normal" officeooo:rsid="0019feaa" officeooo:paragraph-rsid="0019feaa" style:font-weight-asian="normal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weight="normal" officeooo:rsid="0019feaa" officeooo:paragraph-rsid="0019feaa" style:font-weight-asian="normal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weight="normal" officeooo:rsid="0017a85b" officeooo:paragraph-rsid="0017a85b" style:font-weight-asian="normal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weight="normal" officeooo:rsid="001e1c30" officeooo:paragraph-rsid="001e1c30" style:font-weight-asian="normal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weight="normal" officeooo:rsid="0017f58b" officeooo:paragraph-rsid="0017f58b" style:font-weight-asian="normal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weight="normal" officeooo:rsid="0020c733" officeooo:paragraph-rsid="0020c733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22288b" officeooo:paragraph-rsid="0022288b"/>
    </style:style>
    <style:style style:name="P15" style:family="paragraph" style:parent-style-name="Standard">
      <style:paragraph-properties fo:text-align="start" style:justify-single-word="false"/>
      <style:text-properties officeooo:rsid="0012b18d" officeooo:paragraph-rsid="0022288b"/>
    </style:style>
    <style:style style:name="T1" style:family="text">
      <style:text-properties officeooo:rsid="0017a8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arth Inc.</text:p>
      <text:p text:style-name="P1">Change log <text:span text:style-name="T1">Beta 0.4 &amp; 5 &amp; 6</text:span></text:p>
      <text:p text:style-name="P2"/>
      <text:p text:style-name="P2">Fixes:</text:p>
      <text:list xml:id="list3019164176333606227" text:style-name="L1">
        <text:list-item>
          <text:p text:style-name="P5">rewritten all code that was problematic to movement</text:p>
          <text:list>
            <text:list-item>
              <text:p text:style-name="P5">removed all sources of player transform.translate</text:p>
            </text:list-item>
            <text:list-item>
              <text:p text:style-name="P6">removed wall jump</text:p>
            </text:list-item>
            <text:list-item>
              <text:p text:style-name="P6">removed wall slide</text:p>
            </text:list-item>
            <text:list-item>
              <text:p text:style-name="P6">removed death scene</text:p>
              <text:list>
                <text:list-item>
                  <text:p text:style-name="P6">NOTE: it is included with the Unity Physics engine</text:p>
                </text:list-item>
              </text:list>
            </text:list-item>
            <text:list-item>
              <text:p text:style-name="P6">removed all old code</text:p>
            </text:list-item>
          </text:list>
        </text:list-item>
        <text:list-item>
          <text:p text:style-name="P6">improved Player movement</text:p>
        </text:list-item>
        <text:list-item>
          <text:p text:style-name="P6">Rewrote Jump with no air control. Yes, no air control. You will jump and fall like a regular human being, damnit!</text:p>
        </text:list-item>
        <text:list-item>
          <text:p text:style-name="P7">Improved on Platforms</text:p>
        </text:list-item>
        <text:list-item>
          <text:p text:style-name="P14">Added and improved double jump</text:p>
        </text:list-item>
      </text:list>
      <text:p text:style-name="P15"/>
      <text:p text:style-name="P2"/>
      <text:p text:style-name="P2">Known Issues:</text:p>
      <text:list xml:id="list9207895763535813617" text:style-name="L2">
        <text:list-item>
          <text:p text:style-name="P8"/>
        </text:list-item>
      </text:list>
      <text:p text:style-name="P4"/>
      <text:p text:style-name="P4"/>
      <text:p text:style-name="P4">To Do:</text:p>
      <text:list xml:id="list1294543800122909186" text:style-name="L3">
        <text:list-item>
          <text:p text:style-name="P10">Sprites</text:p>
          <text:list>
            <text:list-item>
              <text:p text:style-name="P10">Idle</text:p>
            </text:list-item>
            <text:list-item>
              <text:p text:style-name="P10">Walk</text:p>
            </text:list-item>
            <text:list-item>
              <text:p text:style-name="P10">Run</text:p>
            </text:list-item>
            <text:list-item>
              <text:p text:style-name="P10">Grapple and/or swing</text:p>
            </text:list-item>
            <text:list-item>
              <text:p text:style-name="P11">Jump</text:p>
            </text:list-item>
            <text:list-item>
              <text:p text:style-name="P10">land</text:p>
              <text:list>
                <text:list-item>
                  <text:p text:style-name="P12">watch this when sprites are done.<text:line-break/> <text:a xlink:type="simple" xlink:href="https://www.youtube.com/watch?v=KF0jepqDAtw#t=446.11277" text:style-name="Internet_20_link" text:visited-style-name="Visited_20_Internet_20_Link">https://www.youtube.com/watch?v=KF0jepqDAtw#t=446.11277</text:a></text:p>
                </text:list-item>
              </text:list>
            </text:list-item>
          </text:list>
        </text:list-item>
        <text:list-item>
          <text:p text:style-name="P9">Animations with sprites.</text:p>
        </text:list-item>
        <text:list-item>
          <text:p text:style-name="P11">Death</text:p>
          <text:list>
            <text:list-item>
              <text:p text:style-name="P11"><text:a xlink:type="simple" xlink:href="https://www.youtube.com/watch?v=QXsYE0AKOoU&amp;list=PLX-uZVK_0K_6VXcSajfFbXDXndb6AdBLO&amp;index=25" text:style-name="Internet_20_link" text:visited-style-name="Visited_20_Internet_20_Link">https://www.youtube.com/watch?v=QXsYE0AKOoU&amp;list=PLX-uZVK_0K_6VXcSajfFbXDXndb6AdBLO&amp;index=25</text:a></text:p>
            </text:list-item>
          </text:list>
        </text:list-item>
        <text:list-item>
          <text:p text:style-name="P11">Player Damage maybe</text:p>
          <text:list>
            <text:list-item>
              <text:p text:style-name="P11"><text:a xlink:type="simple" xlink:href="https://www.youtube.com/watch?v=xTj1u483TZw&amp;index=29&amp;list=PLX-uZVK_0K_6VXcSajfFbXDXndb6AdBLO" text:style-name="Internet_20_link" text:visited-style-name="Visited_20_Internet_20_Link">https://www.youtube.com/watch?v=xTj1u483TZw&amp;index=29&amp;list=PLX-uZVK_0K_6VXcSajfFbXDXndb6AdBLO</text:a></text:p>
            </text:list-item>
          </text:list>
        </text:list-item>
        <text:list-item>
          <text:p text:style-name="P11">Respawning</text:p>
          <text:list>
            <text:list-item>
              <text:p text:style-name="P11"><text:a xlink:type="simple" xlink:href="https://www.youtube.com/watch?v=Atv0CfvNm4Q&amp;index=27&amp;list=PLX-uZVK_0K_6VXcSajfFbXDXndb6AdBLO" text:style-name="Internet_20_link" text:visited-style-name="Visited_20_Internet_20_Link">https://www.youtube.com/watch?v=Atv0CfvNm4Q&amp;index=27&amp;list=PLX-uZVK_0K_6VXcSajfFbXDXndb6AdBLO</text:a></text:p>
            </text:list-item>
          </text:list>
        </text:list-item>
        <text:list-item>
          <text:p text:style-name="P13">Achievements</text:p>
          <text:list>
            <text:list-item>
              <text:p text:style-name="P13"><text:a xlink:type="simple" xlink:href="https://www.youtube.com/playlist?list=PLX-uZVK_0K_5vK5wDQ2p2gFFg-uIkuJQA" text:style-name="Internet_20_link" text:visited-style-name="Visited_20_Internet_20_Link">https://www.youtube.com/playlist?list=PLX-uZVK_0K_5vK5wDQ2p2gFFg-uIkuJQA</text:a></text:p>
            </text:list-item>
          </text:list>
        </text:list-item>
        <text:list-item>
          <text:p text:style-name="P13"/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8:17:54.942000000</meta:creation-date>
    <dc:date>2016-09-16T21:15:04.017000000</dc:date>
    <meta:editing-duration>PT14H58M21S</meta:editing-duration>
    <meta:editing-cycles>9</meta:editing-cycles>
    <meta:generator>LibreOffice/5.1.4.2$Windows_X86_64 LibreOffice_project/f99d75f39f1c57ebdd7ffc5f42867c12031db97a</meta:generator>
    <meta:document-statistic meta:table-count="0" meta:image-count="0" meta:object-count="0" meta:page-count="1" meta:paragraph-count="35" meta:word-count="142" meta:character-count="1058" meta:non-whitespace-character-count="978"/>
  </office:meta>
</office:document-meta>
</file>